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5"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7"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8"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9"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0"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5"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7"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style>
    <style:style style:name="P9" style:family="paragraph" style:parent-style-name="Text_20_body" style:list-style-name="L4">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5">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6">
    </style:style>
    <style:style style:name="P14" style:family="paragraph" style:parent-style-name="Text_20_body" style:list-style-name="L7">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8">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9">
    </style:style>
    <style:style style:name="P19" style:family="paragraph" style:parent-style-name="Text_20_body" style:list-style-name="L10">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11">
    </style:style>
    <style:style style:name="P22" style:family="paragraph" style:parent-style-name="Text_20_body" style:list-style-name="L12">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13">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14">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15">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16">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17">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18">
    </style:style>
    <style:style style:name="P38" style:family="paragraph" style:parent-style-name="Quotations">
      <style:paragraph-properties fo:margin-left="0.5in" fo:margin-right="0in" fo:text-indent="0in" style:auto-text-indent="false"/>
    </style:style>
    <style:style style:name="P39" style:family="paragraph" style:parent-style-name="Text_20_body" style:list-style-name="L19">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Text_20_body" style:list-style-name="L20">
    </style:style>
    <style:style style:name="P43" style:family="paragraph" style:parent-style-name="Quotations">
      <style:paragraph-properties fo:margin-left="0.5in" fo:margin-right="0in" fo:text-indent="0in" style:auto-text-indent="false"/>
    </style:style>
    <style:style style:name="P44" style:family="paragraph" style:parent-style-name="Text_20_body" style:list-style-name="L21">
    </style:style>
    <style:style style:name="P45" style:family="paragraph" style:parent-style-name="Quotations">
      <style:paragraph-properties fo:margin-left="0.5in" fo:margin-right="0in" fo:text-indent="0in" style:auto-text-indent="false"/>
    </style:style>
    <style:style style:name="P46" style:family="paragraph" style:parent-style-name="Text_20_body" style:list-style-name="L22">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office:automatic-styles>
  <office:body>
    <office:text>
      <text:p text:style-name="P1">ВЕСТН. МОСК. УН-ТА. СЕР. 13. ВОСТОКОВЕДЕНИЕ. 2010. № 1</text:p>
      <text:p text:style-name="P1"><text:span text:style-name="T1">П.Ю. Скородумова СЕРИАЛЬНЫЕ КОНСТРУКЦИИ</text:span></text:p>
      <text:p text:style-name="P1"><text:span text:style-name="T1">С АДВЕРБИАЛЬНЫМ ЗНАЧЕНИЕМ</text:span></text:p>
      <text:p text:style-name="P1"><text:span text:style-name="T1">В БИБЛЕЙСКОМ ИВРИТЕ КАК РЕДКИЙ СИНТАКСИЧЕСКИЙ ФЕНОМЕН</text:span></text:p>
      <text:p text:style-name="P1">Типологические исследования сериальных глагольных конструкций тради- ционно базировались на материале различных языков Азии и Африки, оставляя семитские языки за пределами границ исследования. Эта статья является первой попыткой систематического исследования сериальных глагольных конструкций библейского иврита в типологическом контексте. В статье рассматриваются различные сериальные конструкции с адвербиальным значением и проводится подробное исследование типов сериализующихся глаголов, их семантических и морфосинтаксических свойств.</text:p>
      <text:p text:style-name="P1"><text:span text:style-name="T2">Ключевые слова</text:span>: типологические исследования, глагольная сериализация, библейский иврит, адвербиальный глагол.</text:p>
      <text:p text:style-name="P1">Typological study of serial verbs has been traditionally based on evidence from African and Asian languages leaving Semitic languages behind the boundaries of research. This article is the ﬁrst attempt to provide systematic typological study of adverbial serial verb constructions in Biblical Hebrew. It contains overview of various serial verb constructions with adverbial meaning providing information about types of verbs serialized as well as their semantic and morphosyntactic features.</text:p>
      <text:p text:style-name="P1"><text:span text:style-name="T2">Key words</text:span>: Typological studies, Serial verbs, Biblical Hebrew, Adverbial verbs.</text:p>
      <text:h text:style-name="Heading_20_1" text:outline-level="1"><text:bookmark-start text:name="определение-сериальных-конструкций"/>Определение сериальных конструкций<text:bookmark-end text:name="определение-сериальных-конструкций"/></text:h>
      <text:p text:style-name="P2">Сериальные конструкции – это особый тип сложных предикатов, состоящих из двух или более финитных глагольных форм, следующих друг за другом. В большинстве случаев один из глаголов, образующих сериальную конструкцию, частично или полностью делексикали- зуется и переходит в класс глагольных модификаторов (например, показателей аспекта или адвербиальных показателей), чьей сферой действия является второй глагол (или несколько глаголов) сериальной конструкции. Сериальная конструкция обладает определенными се- мантическими и синтаксическими свойствами, которые варьируются от языка к языку. Так, в одних языках сериальная конструкция пред- ставляет собой одно сложное слово, в то время как в других глаголы сохраняют цельнооформленность [Aikhenvald, Dixon, 2006:37–38]. Во многих языках наблюдаются в основном бессоюзные сериальные конструкции, что указывает на более тесную семантическую связь их членов по сравнению с глаголами, входящими в состав сложно-</text:p>
      <text:p text:style-name="P2">64</text:p>
      <text:p text:style-name="P2">сочиненных клауз. Семантика сериальных конструкций оказывает влияние и на их морфосинтаксис: как правило, значения глагольных грамматических категорий их членов совпадают. В других языках сериальные конструкции могут быть союзными [Lord, 1993:2], а значения грамматических категорий могут не совпадать (редко).</text:p>
      <text:p text:style-name="P2">В иврите как в библейском, так и современном существуют раз- личные типы сериальных конструкций. Тем не менее в гебраистике до сих пор не проводилось исследований, посвященных сериали- зации. Данная статья – первая попытка описать определенный тип сериальных конструкций в библейском иврите (далее – БИ), а именно сериализацию глаголов с адвербиальным значением.</text:p>
      <text:h text:style-name="Heading_20_1" text:outline-level="1"><text:bookmark-start text:name="ι.-адвербиальные-глаголы-в-би-их-семантика-и-синтаксис.-процессы-грамматикализации"/>Ι. Адвербиальные глаголы в БИ, их семантика и синтаксис. Процессы грамматикализации<text:bookmark-end text:name="ι.-адвербиальные-глаголы-в-би-их-семантика-и-синтаксис.-процессы-грамматикализации"/></text:h>
      <text:p text:style-name="P3"><text:span text:style-name="T1">и асимметрия в сериальных конструкциях с адвербиальным значением</text:span></text:p>
      <text:p text:style-name="P3">Одной из характерных черт БИ является переход ряда глаголов в класс адвербиальных показателей, когда адвербиальное значение выражено в предложении не наречием, а финитной формой делек- сикализованного глагола.</text:p>
      <text:p text:style-name="P3">Например, значение (1) (пример из БИ) аналогично значению (2) (пример из СИ)<text:span text:style-name="T3">1</text:span></text:p>
      <text:p text:style-name="P3">[Rubinstein, 1990]:</text:p>
      <text:list text:style-name="L1">
        <text:list-item>
          <text:p text:style-name="P4">wə-lō’ ’ēμar ha-nna‘ar и – не медлил (PERF) юноша la±¦´ô¾ ha-ddā»ār</text:p>
        </text:list-item>
      </text:list>
      <text:p text:style-name="P5">сделать (INF) дело Быт. (34–19)</text:p>
      <text:p text:style-name="P5">«Юноша не медлил сделать это».</text:p>
      <text:list text:style-name="L2">
        <text:list-item>
          <text:p text:style-name="P6">hu lo asa et ha-davar он не сделал (PAST) вещь</text:p>
        </text:list-item>
      </text:list>
      <text:p text:style-name="P7">be-ihur</text:p>
      <text:p text:style-name="P7">с – опозданием</text:p>
      <text:p text:style-name="P7">«Он не сделал это с опозданием».</text:p>
      <text:p text:style-name="P7">В (1) и (2) говорится о том, что субъект произвел действие вовре- мя, без опоздания. В (1) адвербиальное значение выражено глаголом [’ēμar] ‘медлить’, который управляет инфинитивом смыслового глагола [‘ā´ā] ‘делать’. В (2) это же значение выражено ИГ «с опоз- данием».</text:p>
      <text:p text:style-name="P7">В БИ существуют два способа синтаксической связи адвербиаль- ного глагола со смысловым. При первом способе глагол-модификатор в финитной форме управляет сопряженным инфинитивом смысло-</text:p>
      <text:p text:style-name="P7"><text:span text:style-name="T3">1</text:span> СИ – современный иврит.</text:p>
      <text:p text:style-name="P7">65</text:p>
      <text:p text:style-name="P7">5 ВМУ, востоковедение, № 1</text:p>
      <text:p text:style-name="P7">вого глагола<text:span text:style-name="T3">2</text:span>. Такой способ связи Кирби называет «вложением», употребляя термин «вкладывающие» (embedding) для тех языков,</text:p>
      <text:p text:style-name="P7">которым он присущ [Kirby, 1999]. Второй, более редкий способ – это сериализация грамматикализованного и смыслового глаголов. Языки, преимущественно использующие данный тип связи, называются</text:p>
      <text:p text:style-name="P7">«сериализующими».</text:p>
      <text:p text:style-name="P7">БИ нельзя назвать «сериализующим языком»: он, несомненно,</text:p>
      <text:p text:style-name="P7">относится к группе «вкладывающих» языков, поскольку в нем го- раздо чаще встречаются инфинитивные обороты, чем сериальные конструкции.</text:p>
      <text:p text:style-name="P7">Тем не менее в БИ встречается адвербиальная сериализация, хотя и представляет собой, несомненно, явление редкое и периферийное<text:span text:style-name="T3">3</text:span>. Вместе с тем оно, безусловно, заслуживает внимания исследовате- лей, поскольку является частью такого феномена, как сериализация в иврите, с ее многообразием форм и значений.</text:p>
      <text:p text:style-name="P7">В иврите сериализуются следующие адвербиальные глаголы:</text:p>
      <text:list text:style-name="L3">
        <text:list-item>
          <text:p text:style-name="P8"><text:span text:style-name="T1">[mihēr]</text:span> ‘спешить’ в значении ‘быстро’ – <text:span text:style-name="T2">26</text:span> случаев сериализа- ции из <text:span text:style-name="T2">39</text:span> примеров употребления в адвербиальном значении.</text:p>
        </text:list-item>
      </text:list>
      <text:list text:style-name="L4">
        <text:list-item>
          <text:p text:style-name="P9">wayyəmah¦rû wayyôr£¼û ’îš ’ поспешили (WAW-IMP) опустили (WAW-IMP) человек e¾ ’amtaμtô ’arƒ¹</text:p>
        </text:list-item>
      </text:list>
      <text:p text:style-name="P10">его-мешок на землю (Dir) Быт. (44-11)</text:p>
      <text:p text:style-name="P10">«Каждый быстро опустил свой мешок на землю».</text:p>
      <text:list text:style-name="L5">
        <text:list-item>
          <text:p text:style-name="P11">wayəmahēr šā’ûl wayyippōl поспешил (WAW-IMP) Саул упал (WAW-IMP) məlō’ qômā¾ô ’arƒā</text:p>
        </text:list-item>
      </text:list>
      <text:p text:style-name="P12">полнота (Cstr) роста-его на землю (Dir) 1Цар. (28–20)</text:p>
      <text:p text:style-name="P12">«Саул, в полный рост, быстро упал на землю».</text:p>
      <text:list text:style-name="L6">
        <text:list-item>
          <text:p text:style-name="P13">[<text:span text:style-name="T1">hiškîm] –</text:span> ‘рано вставать’ в значении ‘рано’ – <text:span text:style-name="T2">18</text:span> случаев се- риализации из <text:span text:style-name="T2">21</text:span> примера адвербиального употребления в адверби- альном значении.</text:p>
        </text:list-item>
      </text:list>
      <text:list text:style-name="L7">
        <text:list-item>
          <text:p text:style-name="P14">l¹½¢n yihyû ka -±¦nan bœqer</text:p>
        </text:list-item>
      </text:list>
      <text:p text:style-name="P15">поэтому будут (IMP) как-облако (Cstr) утра</text:p>
      <text:p text:style-name="P15">wə-½a -‰al maškîm hœl¢½</text:p>
      <text:p text:style-name="P15">и – как – роса рано встающая (PART) идущая (PART) Ос. (13-3)</text:p>
      <text:p text:style-name="P15"><text:span text:style-name="T3">2</text:span> Сопряженный инфинитив – глагольная форма в БИ, объединяющая в себе как семантические и синтаксические свойства глагола (обозначение действия, способ- ность управлять дополнением), так и свойства имени (способность образовывать ИГ и ПГ).</text:p>
      <text:p text:style-name="P15"><text:span text:style-name="T3">3</text:span> В ряде случаев сериализация в иврите представляет собой основной способ связи грамматикализованного глагола со смысловым. Такое происходит при иных семантических типах сериализации: в частности, при грамматикализации глаголов движения в качестве показателей градатива и гортатива. Подобные случаи в нашей статье не рассматриваются.</text:p>
      <text:p text:style-name="P15">66</text:p>
      <text:p text:style-name="P15">«Поэтому [они] будут как утреннее облако и как роса, быстро исчезающая».</text:p>
      <text:list text:style-name="L8">
        <text:list-item>
          <text:p text:style-name="P16">wə-hiškîm ’abšālōm wə‘āma¼</text:p>
        </text:list-item>
      </text:list>
      <text:p text:style-name="P17">Рано вставал (WAW-PERF) Аввесалом вставал (WAW-PERF) ‘al-ya¼ dere½ ha- ššā ‘ar</text:p>
      <text:p text:style-name="P17">около дороги (Сstr) ворот 2Цар. (15-2)</text:p>
      <text:p text:style-name="P17">«Аввесалом с раннего времени вставал при дороге у ворот».</text:p>
      <text:list text:style-name="L9">
        <text:list-item>
          <text:p text:style-name="P18"><text:span text:style-name="T1">[he‘ĕmîq] –</text:span> ‘углубляться’; <text:span text:style-name="T2">1</text:span> случай сериализации из <text:span text:style-name="T2">3</text:span> примеров употребления в адвербиальном значении ‘глубоко’</text:p>
        </text:list-item>
      </text:list>
      <text:list text:style-name="L10">
        <text:list-item>
          <text:p text:style-name="P19">he‘mîqû šiμētû</text:p>
        </text:list-item>
      </text:list>
      <text:p text:style-name="P20">углубились (PERF) делали плохо (PERF) kîmê ha-ggi»‘ā</text:p>
      <text:p text:style-name="P20">как – в дни (Cstr.) Гивы Ос. (9-9)</text:p>
      <text:p text:style-name="P20">«Они глубоко развратились, как в дни Гивы».</text:p>
      <text:list text:style-name="L11">
        <text:list-item>
          <text:p text:style-name="P21"><text:span text:style-name="T1">[hišpîl]</text:span> – ‘опускаться’; <text:span text:style-name="T2">2</text:span> случая сериализации из <text:span text:style-name="T2">2</text:span> примеров употребления в адвербиальном значении ‘низко’<text:span text:style-name="T3">4</text:span>.</text:p>
        </text:list-item>
      </text:list>
      <text:list text:style-name="L12">
        <text:list-item>
          <text:p text:style-name="P22">’ĕmōr la-mmele½ wə-la – ggə»îrā cкажи (Imper) царю и- царице hašpîlû šē»û</text:p>
        </text:list-item>
      </text:list>
      <text:p text:style-name="P23">опуститесь (Imper) садитесь (Imper) Иер. (13-18)</text:p>
      <text:p text:style-name="P23">«Скажи царю и царице: «сядьте низко!».</text:p>
      <text:p text:style-name="P23">Статистические данные<text:span text:style-name="T3">5</text:span> показывают, что глагол [he‘§mîq] пре-</text:p>
      <text:p text:style-name="P23">имущественно образует инфинитивные конструкции и сериализуется всего один раз<text:span text:style-name="T3">6</text:span>. Для глаголов [mih¢r] и [hiškîm] сериализация явля- ется преимущественным способом связи со смысловым глаголом. Единственный адвербиальный глагол, никогда не встречающийся в инфинитивных оборотах, – это глагол [hišpîl] ‘унижать’ в значении ‘низко’ – редкий адвербиальный глагол, встречающийся в тексте всего два раза и оба раза образующий сериальную конструкцию со смысловым глаголом.</text:p>
      <text:p text:style-name="P23">Прочие адвербиальные глаголы (их около 10) никогда не сериа- лизуются, поэтому не рассматриваются в данной статье.</text:p>
      <text:p text:style-name="P23"><text:span text:style-name="T3">4</text:span> Второй случай – цитата первого, поэтому здесь приводится только один пример.</text:p>
      <text:p text:style-name="P23"><text:span text:style-name="T3">5</text:span> В формате статьи невозможно привести все примеры, подтверждающие это утверждение. Однако автором было проведено статистическое исследование и опре- делено, сколько раз в тексте БИ встречаются анализируемые глаголы в адвербиаль- ном значении и какую долю из этих случаев составляют сериальные конструкции. Данная информация приведена в статье в виде числовых данных.</text:p>
      <text:p text:style-name="P23"><text:span text:style-name="T3">6</text:span> Впрочем, о преобладании инфинитивных конструкций над сериальными говорить трудно, поскольку глагол исключительно редкий и встречается в тексте Библии всего 3 раза.</text:p>
      <text:p text:style-name="First_20_paragraph">67</text:p>
      <text:p text:style-name="P24">Сериализация в библейском иврите (далее – БИ), как и в других языках мира, сопровождается делексикализацией. Значение глагола, переходящего в класс адвербиальных показателей, как правило, скла- дывается из двух сем: семы «действия» и адвербиальной семы. Так, глагол [hiškîm] содержит сему ‘вставать’ и сему ‘рано’. Делексикали- зация адвербиальных глаголов обычно происходит за счет упрощения их семантической структуры: глагол теряет собственно «глагольную» сему и сохраняет адвербиальную. Грамматикализация, например, [hiškîm] выражается в том, что глагол теряет значение ‘вставать’ и сохраняет только лишь адвербиальное значение ‘рано’.</text:p>
      <text:p text:style-name="P24">Подобные сериальные конструкции, в которых грамматикали- зованный глагол относится к семантически ограниченному классу, называются «асимметричными» [Aikhenvald, Dixon, 2006:21].</text:p>
      <text:h text:style-name="Heading_20_1" text:outline-level="1"><text:bookmark-start text:name="сериальная-конструкция-как-монопредикативная-клауза.-союзная-и-бессоюзная-связь"/>Сериальная конструкция как монопредикативная клауза. Союзная и бессоюзная связь<text:bookmark-end text:name="сериальная-конструкция-как-монопредикативная-клауза.-союзная-и-бессоюзная-связь"/></text:h>
      <text:p text:style-name="P25"><text:span text:style-name="T1">в сериальных конструкциях</text:span></text:p>
      <text:p text:style-name="P25">Сериальные конструкции внешне похожи на сложносочиненные клаузы, поскольку состоят из нескольких следующих друг за другом глаголов в одинаковой форме. Тем не менее на глубинном уровне сериальные конструкции монопредикативны, поскольку один из глаголов делексикализуется и становится модификатором второго.</text:p>
      <text:p text:style-name="P25">По мнению многих современных исследователей феномена сериализации, одним из критериев отличия сериальных конструк- ций от сложносочиненных клауз является бессоюзная связь между составляющими ее глаголами [Foley, Olson, 1985:18; Aikhenvald, Dixon, 2006:6]. Подобное утверждение является спорным для БИ, в котором бессоюзная связь – неотличительный признак сериальной конструкции. В частности, адвербиальные глаголы в БИ допускают оба типа связи в сериальной конструкции. Более того, один и тот же глагол может образовывать сериальную конструкцию как с союзной, так и с бессоюзной связью.</text:p>
      <text:list text:style-name="L13">
        <text:list-item>
          <text:p text:style-name="P26">mah¦rû wa – ‘¦l¥ ’el ’¹»î спешите (Imper) и – поднимайтесь (Imper) к отцу-моему wa’¦martem ’¢l¹» kœ ’¹mar bin½¹</text:p>
        </text:list-item>
      </text:list>
      <text:p text:style-name="P27">Yos¢¸ скажите (WAW-PERF) ему так сказал (PERF) сын-твой</text:p>
      <text:p text:style-name="P27">Йосеф</text:p>
      <text:p text:style-name="P27">Быт. (45-9)</text:p>
      <text:p text:style-name="P27">«Скорее поднимитесь к моему отцу и скажите ему: так сказал твой сын, Иосиф».</text:p>
      <text:list text:style-name="L14">
        <text:list-item>
          <text:p text:style-name="P28">mah¢r himm¹l¢‰ š¹mm¹</text:p>
        </text:list-item>
      </text:list>
      <text:p text:style-name="P29">спеши (Imper) беги (Imper) туда Быт. (19-22)</text:p>
      <text:p text:style-name="P29">«Скорей беги туда».</text:p>
      <text:p text:style-name="P29">68</text:p>
      <text:p text:style-name="P29">Процесс глагольной грамматикализации в обоих примерах оче- виден: глагол движения [mihēr] теряет смысловое значение ‘быстро идти куда-то’. Меняется набор валентностей глагола: [mihēr] теряет валентность на направление. Значение «движения» в обоих слу- чаях выражено в смысловом глаголе. Тем не менее в (9) глаголы соединены сочинительным союзом, в то время как в (10) отмечена бессоюзная связь.</text:p>
      <text:p text:style-name="P29">Противопоставление синдезы и асиндезы в БИ нейтрализуется в том случае, когда оба глагола серии употреблены в одной из WAW- форм, в частности в WAW-имперфекте или WAW-перфекте. Элемент ו [wa] не может трактоваться как полноценный сочинительный союз, поскольку его основная функция – морфологическая, он входит в диффикс, образующий специфические видовременные формы иврит- ского глагола. Он одновременно выражает союз и морфологический показатель. Союзная связь в таких случаях обусловлена <text:span text:style-name="T2">морфологи- чески</text:span>, а не <text:span text:style-name="T2">синтаксически</text:span>.</text:p>
      <text:list text:style-name="L15">
        <text:list-item>
          <text:p text:style-name="P30">wattō’mer šə¾ē ǎ¼ōnî</text:p>
        </text:list-item>
      </text:list>
      <text:p text:style-name="P31">сказала (WAW-IMP) пей (Imper) господин – мой wattəmahēr wattōre¼</text:p>
      <text:p text:style-name="P31">поспешила (WAW-IMP) опустила (WAW-IMP) kaddāh ‘al yā¼āh wattašqēhû</text:p>
      <text:p text:style-name="P31">кувшин-ее на руку-ее напоила (WAW-IMP) – его Быт. (24-18)</text:p>
      <text:p text:style-name="P31">«Она сказала: “Пей, мой господин!”, и быстро опустила свой кувшин на свою руку, и напоила его».</text:p>
      <text:p text:style-name="P31">В данном примере, как мы видим, представлена ситуация, состо-</text:p>
      <text:p text:style-name="P31">ящая из последовательно разворачивающихся во времени событий. Сначала Рахиль говорит что-то Иакову, затем опускает на руку кувшин и поит его. Для описания подобной ситуации БИ обычно выбирает повествовательное прошедшее время – WAW- имперфект, что и было сделано в данном случае. Все четыре глагола в этом эпизоде употреблены в этой форме. Если мы допустим, что [mihēr] выступает в предложении в роли смыслового глагола, то временная последовательность резко нарушается и ситуация представляется весьма странной: Рахиль говорит что-то (уже сидя около колодца!), затем быстро бежит куда-то (причем, непонятно, куда), затем опус- кает руку в колодец и поит Иакова. Очевидно, что [mihēr] здесь сле- дует понимать не как глагол движения, а как адвербиальный глагол, который в сочетании с [hôrî¼] означает ‘быстро опустить’.</text:p>
      <text:p text:style-name="P31">Здесь при установлении адвербиального значения глагола [mihēr] приходится ориентироваться на контекст.</text:p>
      <text:p text:style-name="P31">Из приведенных выше примеров видно, что бессоюзная связь не является облигаторным свойством сериальных конструкций в БИ. Картина усложняется тем, что во многих случаях сочинительный союз «и» в БИ грамматикализуется в элемент диффикса лица, време-</text:p>
      <text:p text:style-name="First_20_paragraph">69</text:p>
      <text:p text:style-name="P32">ни и вида, что нивелирует оппозицию союзной и бессоюзной связи в библейском повествовании. Сравни (12)</text:p>
      <text:list text:style-name="L16">
        <text:list-item>
          <text:p text:style-name="P33">wattəmah¢r watt¹qom ’¦»îºayil поспешила (WAW-IMP) встала (WAW-IMP) Авигайиль wattirka» ±al ha-μ¦môr</text:p>
        </text:list-item>
      </text:list>
      <text:p text:style-name="P34">поехала верхом (WAW-IMP) на осле 1Цар (25-42)</text:p>
      <text:p text:style-name="P34">«Авигея быстро отправилась в путь на осле»,</text:p>
      <text:list text:style-name="L17">
        <text:list-item>
          <text:p text:style-name="P35">представляет собой трехчленную сериальную конструкцию, где глагол [mihēr] выступает в адвербиальном значении, а глагол [q¹m] ‘вставать’ является показателем инхоатива при глаголе [r¹½a»] ‘ехать верхом’ [Dobbs-Allsopp, 1995]. В данном случае в сериальной конструкции присутствуют дополнительные, помимо семантических, признаки делексикализации: так, меняется набор валентностей у глагола [mihēr] (он теряет валентность на директив). Это является доказательством того, что перед нами – именно сериальная конструк- ция, а не сложносочиненная клауза. Критерий противопоставления союзной и бессоюзной связи в данном случае неприменим, поскольку все три глагола имеют форму WAW- имперфекта.</text:p>
        </text:list-item>
      </text:list>
      <text:h text:style-name="Heading_20_1" text:outline-level="1"><text:bookmark-start text:name="морфосинтаксис-сериальной-конструкции"/>Морфосинтаксис сериальной конструкции<text:bookmark-end text:name="морфосинтаксис-сериальной-конструкции"/></text:h>
      <text:p text:style-name="P36">С типологической точки зрения для сериальных конструкций характерно совпадение значений грамматических глагольных катего- рий, о чем пишут многие исследователи, смотри, например [Aikhen- vald, Dixon, 2006:8]. В ряде работ приводятся примеры нарушения данной закономерности, смотри, например [Плунгян, 1985:3], но в БИ это происходит очень редко. Тем не менее все же отмечены случаи, когда глаголы в сериальных конструкциях БИ употреблены в разных формах, всегда синонимичных<text:span text:style-name="T3">7</text:span>. При этом значения грамматических категорий все-таки полностью совпадают. Сравни (13), где оба гла- гола сериальной конструкции употреблены в форме WAW-перфекта, и (14), где один глагол употреблен в форме перфекта, а другой – в форме WAW-имперфекта: адвербиальное значение [mihēr] тем не менее остается очевидным.</text:p>
      <text:list text:style-name="L18">
        <text:list-item>
          <text:p text:style-name="P37">umihartem wəhôra¼tem</text:p>
        </text:list-item>
      </text:list>
      <text:p text:style-name="P38">поспешите (WAW-PERF) опустите (WAW-PERF)</text:p>
      <text:p text:style-name="P38">’e¾ ’¹»î h¢nn¹</text:p>
      <text:p text:style-name="P38">отца-моего сюда Быт. (45-13)</text:p>
      <text:p text:style-name="P38">«Быстро приведите сюда моего отца».</text:p>
      <text:p text:style-name="P38"><text:span text:style-name="T3">7</text:span> Видовременные глагольные формы в БИ синонимичны. Так, формы перфекта и WAW-имперфекта имеют значение так называемого повествовательного про- шедшего времени.</text:p>
      <text:p text:style-name="P38">70</text:p>
      <text:list text:style-name="L19">
        <text:list-item>
          <text:p text:style-name="P39">wə-ha-’îš mihar wayy¹»œ’</text:p>
        </text:list-item>
      </text:list>
      <text:p text:style-name="P40">И-человек поспешил (PERF) пришел (WAW-IMP) 1Цар. (4:14)</text:p>
      <text:p text:style-name="P40">«Человек быстро пришел».</text:p>
      <text:h text:style-name="Heading_20_1" text:outline-level="1"><text:bookmark-start text:name="аргументы-в-сериальной-конструкции"/>Аргументы в сериальной конструкции<text:bookmark-end text:name="аргументы-в-сериальной-конструкции"/></text:h>
      <text:p text:style-name="P41">Обычно все глаголы в цепочке имеют общий субъект, что отме- чается Фоли и Олсоном как обязательное условие для сериальной конструкции, см. [Foley, Olson, 1985:26]. БИ во всех случаях под- тверждает это положение, смотри, например (15).</text:p>
      <text:list text:style-name="L20">
        <text:list-item>
          <text:p text:style-name="P42">wattəmah¢r h¹’išš¹ watt¹roƒ</text:p>
        </text:list-item>
      </text:list>
      <text:p text:style-name="P43">поспешила (WAW-imp) женщина побежала (WAW-imp)</text:p>
      <text:p text:style-name="P43">wattagg¢¼ lə’îš¹h<text:span text:style-name="T3">8</text:span></text:p>
      <text:p text:style-name="P43">сказала (WAW-imp) мужу-своему Суд. (13-10)</text:p>
      <text:p text:style-name="P43">Что касается всех других членов предложения, входящих в ва- лентностную рамку сериальной конструкции, то они, вне сомнения, определяются смысловым глаголом.</text:p>
      <text:list text:style-name="L21">
        <text:list-item>
          <text:p text:style-name="P44">wayəmahēr Moše wayyiqqōr</text:p>
        </text:list-item>
      </text:list>
      <text:p text:style-name="P45">поспешил (WAW-IMP) Моше склонился (WAW-IMP) ’arsā wa-yyištāμû.</text:p>
      <text:p text:style-name="P45">земля (dir) поклонился (WAW-IMP) Исх. (34:8)</text:p>
      <text:p text:style-name="P45">«И Моисей быстро склонился до земли и поклонился».</text:p>
      <text:list text:style-name="L22">
        <text:list-item>
          <text:p text:style-name="P46">wəšāb wəqibbesĸā</text:p>
        </text:list-item>
      </text:list>
      <text:p text:style-name="P47">возвратится (WAW- PERF 3msg) соберет (WAW-PERF 3msg)</text:p>
      <text:p text:style-name="P47">тебя</text:p>
      <text:p text:style-name="P47">Втор. (30-3)</text:p>
      <text:p text:style-name="P47">«[Б-г] опять соберет тебя».</text:p>
      <text:p text:style-name="P47">Например, в (16) глагол движения ‘склоняться’ вызывает в слове ’ereƒ ‘земля’ – направительный падеж -¹ (’arƒā). В примере (17) мес- тоименный суффикс прямого дополнения – ½ā ‘тебя’ указывает на прямое дополнение глагола [qibbēƒ] – ‘собирать’ и присоединяется к нему же.</text:p>
      <text:p text:style-name="P47">Обычно адвербиальный глагол никак не влияет на валентностную структуру синтагмы. Это доказывает, что сериальная конструкция является иерархически организованной структурой, в которой адвербиальный глагол близок вспомогательному глаголу, который также лишен способности управлять дополнением<text:span text:style-name="T3">9</text:span>. В БИ подобная</text:p>
      <text:p text:style-name="P47"><text:span text:style-name="T3">8</text:span> Как видно из этого примера, валентность на субъект у этих глаголов общая. Тем не менее в БИ отмечаются случаи (всего 2), когда нарушается валентная струк- тура сериальной цепочки. Это происходит тогда, когда глаголы в ней расходятся по согласованию с субъектом. Это показывает следующий пример:</text:p>
      <text:p text:style-name="P47"><text:span text:style-name="T3">9</text:span> В работе [Lord, 1993:215] отмечено, что, с диахронической точки зрения, лексический глагол, трансформирующийся во вспомогательный, часто проходит</text:p>
      <text:p text:style-name="First_20_paragraph">71</text:p>
      <text:p text:style-name="P48">валентностная структура сериальной конструкции чрезвычайно устойчива и свойственна всем семантическим типам сериальных конструкций, в том числе адвербиальным. Типологически возможна и другая картина: так, Фоли и Олсон пишут о том, что в ряде языков каждый глагол, входящий в состав сериальной конструкции, может иметь свои собственные актанты, которые не разделяют с ним другие глаголы, см. [Foley, Olson, 1985:18].</text:p>
      <text:h text:style-name="Heading_20_1" text:outline-level="1"><text:bookmark-start text:name="заключение"/>Заключение<text:bookmark-end text:name="заключение"/></text:h>
      <text:p text:style-name="P49">Сериальные конструкции с адвербиальным значением в БИ пред- ставляют собой редкий, альтернативный инфинитивным оборотам, способ связи адвербиального глагола со смысловым. Адвербиальная сериализация всегда сопровождается неполной делексикализацией одного из глаголов и его переходом в класс глагольных модифика- торов. Подобная семантическая трансформация сопровождается изменениями на синтаксическом уровне: сокращается набор вален- тностей делексикализованного глагола. Сериальные конструкции представляют собой единый сложный предикат и в качестве такого обладают дополнительными морфосинтаксическими признаками, отличающими их от сложносочиненных клауз: они всегда относятся к одному общему подлежащему, и сфера действия квалифицирующих частиц распространяется на всю конструкцию в целом.</text:p>
      <text:p text:style-name="P49">Тем не менее сериализация в БИ не имеет столь жестких синтак- сических ограничений, характерных для многих языков мира. Это выражается в первую очередь в том, что сериальные конструкции могут быть как союзными, так и бессоюзными. Для того чтобы отличить сериальную конструкцию от сложносочиненной клаузы, стоит ориентироваться на семантику глаголов, образующих после- довательность.</text:p>
      <text:p text:style-name="P49">Таким образом, главным отличительным признаком сериальной конструкции является <text:span text:style-name="T2">семантика составляющих ее глаголов</text:span>, обус- ловливающая ее определенные <text:span text:style-name="T2">морфосинтаксические свойства</text:span>. Тем не менее эти морфосинтаксические признаки гораздо менее устойчи- вы, чем собственно семантические (доказательством этому служит допустимость как союзной, так и бессоюзной связи в сериальной конструкции, вариативность глагольных видовременных форм). Из этого можно сделать вывод о том, что <text:span text:style-name="T2">адвербиальная граммати- кализация</text:span> сериальных конструкций в БИ находится на начальной ступени шкалы эволюции.</text:p>
      <text:p text:style-name="P49">стадию адвербиальности/аспектуальности. Не имея своей целью исследовать диахронический аспект, я, тем не менее, посчитала нужным упомянуть об этой закономерности, которая, на мой взгляд, косвенно подтверждает положение о ва- лентной структуре сериальных конструкций в БИ.валентной структуре сериальных конструкций в БИ.</text:p>
      <text:p text:style-name="P49">72</text:p>
      <text:h text:style-name="Heading_20_1" text:outline-level="1"><text:bookmark-start text:name="список-литературы"/>Список литературы<text:bookmark-end text:name="список-литературы"/></text:h>
      <text:p text:style-name="P50"><text:span text:style-name="T2">Плунгян В.А.</text:span> Глагольная сериализация как лексический феномен // Громова Н.В. (ред.). Лексикология и словообразование африканских языков. М., 1988.</text:p>
      <text:p text:style-name="P50"><text:span text:style-name="T2">Akhenvald A. and Dixon R.M.W.</text:span> Serial Verb Constructions. A Cross-linguistic Typol- ogy. Oxford, 2006.</text:p>
      <text:p text:style-name="P50"><text:span text:style-name="T2">Dobbs-Allsopp F.W.</text:span> Ingressive qwm in Biblical Hebrew// Zeitschrift für Althebrais- tik, 1995.</text:p>
      <text:p text:style-name="P50"><text:span text:style-name="T2">Foley W.A</text:span>. <text:span text:style-name="T2">and Olson M.</text:span> Clausehood and Verb Serialization, Grammar Inside and Outside the Clause. Cambridge, 1985.</text:p>
      <text:p text:style-name="P50"><text:span text:style-name="T2">Kirby S.</text:span> Functionalism and Grammar. Philadelphia, 1999.</text:p>
      <text:p text:style-name="P50"><text:span text:style-name="T2">Lord C.</text:span> Historical Change in Serial Verb Constructions. Amsterdam; Philadelphia, 1993.</text:p>
      <text:p text:style-name="P50"><text:span text:style-name="T2">Rubinstein E.</text:span> Iyunim befoal teuri bileshon hammikra // mekhkarim bemadae hayya- hadut (Adverbial Verb in Biblical Hebrew // Judaic Studies issues). Jerusalem, 1990.</text:p>
      <text:p text:style-name="P50"><text:span text:style-name="T1">Сведения об авторе</text:span>: <text:span text:style-name="T2">Скородумова Полина Юрьевна</text:span>, ст. преподаватель кафедры иудаики ИСАА МГУ имени М.В. Ломоносова. E-mail: <text:a xlink:type="simple" xlink:href="mailto:psanter@mail.ru" office:name=""><text:span text:style-name="Definition">psanter@mail.ru</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5-22T15:05:55Z</meta:creation-date>
    <dc:date>2020-05-22T15:05:55Z</dc:date>
  </office:meta>
</office:document-meta>
</file>